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10_12-57-45_000.jpg</text:p>
          </table:table-cell>
          <table:table-cell table:style-name="ce19" office:value-type="string">
            <text:p>:m :i 1-2*2 / dessin / 影 / ２色でいい；描いてみる</text:p>
          </table:table-cell>
          <table:table-cell table:style-name="ce4"/>
          <table:table-cell table:style-name="ce4"/>
          <table:table-cell table:style-name="ce4" office:value-type="string">
            <text:p>N-35-35-28.546142 E-139-34-49.489746</text:p>
          </table:table-cell>
          <table:table-cell table:style-name="ce39" table:formula="of:=IF([.E2]=&quot;&quot;;[.C2];CONCATENATE([.C2];&quot; / &quot;;[.E2]))" office:value-type="string" office:string-value=":m :i 1-2*2 / dessin / 影 / ２色でいい；描いてみる">
            <text:p>:m :i 1-2*2 / dessin / 影 / ２色でいい；描いてみ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10_12-58-38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10_15-29-26_000.jpg</text:p>
          </table:table-cell>
          <table:table-cell table:style-name="ce22" office:value-type="string">
            <text:p>:m RES 1*1 / free# JVEMV6 37#21.4_56 / 37. miscs of miscs / 21. math&amp;physics / 4. knot-theory / theme=グローブヒッチ：片手;ミッテルマン；漁師結び / N~</text:p>
          </table:table-cell>
          <table:table-cell table:style-name="ce38"/>
          <table:table-cell table:style-name="ce4"/>
          <table:table-cell table:style-name="ce4" office:value-type="string">
            <text:p>N-35-35-28.29895 E-139-34-50.093994</text:p>
          </table:table-cell>
          <table:table-cell table:style-name="ce39" table:formula="of:=IF([.E4]=&quot;&quot;;[.C4];CONCATENATE([.C4];&quot; / &quot;;[.E4]))" office:value-type="string" office:string-value=":m RES 1*1 / free# JVEMV6 37#21.4_56 / 37. miscs of miscs / 21. math&amp;physics / 4. knot-theory / theme=グローブヒッチ：片手;ミッテルマン；漁師結び / N~">
            <text:p>:m RES 1*1 / free# JVEMV6 37#21.4_56 / 37. miscs of miscs / 21. math&amp;physics / 4. knot-theory / theme=グローブヒッチ：片手;ミッテルマン；漁師結び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0_15-58-21_000.jpg</text:p>
          </table:table-cell>
          <table:table-cell table:style-name="ce22" office:value-type="string">
            <text:p>:m 東和 PHOTO / 200911f / 大師橋駅 / 須山美佳様共同住宅 / １名 / アットライフ（大東建託） / 資料</text:p>
          </table:table-cell>
          <table:table-cell table:style-name="ce17"/>
          <table:table-cell table:style-name="ce4"/>
          <table:table-cell table:style-name="ce4" office:value-type="string">
            <text:p>N-35-35-28.573608 E-139-34-49.434814</text:p>
          </table:table-cell>
          <table:table-cell table:style-name="ce39" table:formula="of:=IF([.E5]=&quot;&quot;;[.C5];CONCATENATE([.C5];&quot; / &quot;;[.E5]))" office:value-type="string" office:string-value=":m 東和 PHOTO / 200911f / 大師橋駅 / 須山美佳様共同住宅 / １名 / アットライフ（大東建託） / 資料">
            <text:p>:m 東和 PHOTO / 200911f / 大師橋駅 / 須山美佳様共同住宅 / １名 / アットライフ（大東建託） / 資料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0_16-02-35_000.jpg</text:p>
          </table:table-cell>
          <table:table-cell table:style-name="ce22" office:value-type="string">
            <text:p>:m 東和 PHOTO / 200911f / 大師橋駅 / 須山美佳様共同住宅 / １名 / アットライフ（大東建託） / 資料：地図</text:p>
          </table:table-cell>
          <table:table-cell table:style-name="ce18"/>
          <table:table-cell table:style-name="ce4"/>
          <table:table-cell table:style-name="ce4" office:value-type="string">
            <text:p>N-35-35-28.0 E-139-34-49.0</text:p>
          </table:table-cell>
          <table:table-cell table:style-name="ce39" table:formula="of:=IF([.E6]=&quot;&quot;;[.C6];CONCATENATE([.C6];&quot; / &quot;;[.E6]))" office:value-type="string" office:string-value=":m 東和 PHOTO / 200911f / 大師橋駅 / 須山美佳様共同住宅 / １名 / アットライフ（大東建託） / 資料：地図">
            <text:p>:m 東和 PHOTO / 200911f / 大師橋駅 / 須山美佳様共同住宅 / １名 / アットライフ（大東建託） / 資料：地図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0_16-03-24_000.jpg</text:p>
          </table:table-cell>
          <table:table-cell table:style-name="ce22" office:value-type="string">
            <text:p>:m 東和 PHOTO / 200911f / 大師橋駅 / 須山美佳様共同住宅 / １名 / アットライフ（大東建託） / 資料：交通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7]=&quot;&quot;;[.C7];CONCATENATE([.C7];&quot; / &quot;;[.E7]))" office:value-type="string" office:string-value=":m 東和 PHOTO / 200911f / 大師橋駅 / 須山美佳様共同住宅 / １名 / アットライフ（大東建託） / 資料：交通">
            <text:p>:m 東和 PHOTO / 200911f / 大師橋駅 / 須山美佳様共同住宅 / １名 / アットライフ（大東建託） / 資料：交通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0_16-04-07_000.jpg</text:p>
          </table:table-cell>
          <table:table-cell table:style-name="ce22" office:value-type="string">
            <text:p>:m 東和 PHOTO / 200911f / 大師橋駅 / 須山美佳様共同住宅 / １名 / アットライフ（大東建託） / 資料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8]=&quot;&quot;;[.C8];CONCATENATE([.C8];&quot; / &quot;;[.E8]))" office:value-type="string" office:string-value=":m 東和 PHOTO / 200911f / 大師橋駅 / 須山美佳様共同住宅 / １名 / アットライフ（大東建託） / 資料">
            <text:p>:m 東和 PHOTO / 200911f / 大師橋駅 / 須山美佳様共同住宅 / １名 / アットライフ（大東建託） / 資料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10_16-05-29_000.jpg</text:p>
          </table:table-cell>
          <table:table-cell table:style-name="ce22" office:value-type="string">
            <text:p>:m 東和 PHOTO / 200911f / 大師橋駅 / 須山美佳様共同住宅 / １名 / アットライフ（大東建託） / 資料</text:p>
          </table:table-cell>
          <table:table-cell table:style-name="ce18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9]=&quot;&quot;;[.C9];CONCATENATE([.C9];&quot; / &quot;;[.E9]))" office:value-type="string" office:string-value=":m 東和 PHOTO / 200911f / 大師橋駅 / 須山美佳様共同住宅 / １名 / アットライフ（大東建託） / 資料">
            <text:p>:m 東和 PHOTO / 200911f / 大師橋駅 / 須山美佳様共同住宅 / １名 / アットライフ（大東建託） / 資料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10_18-12-25_000.jpg</text:p>
          </table:table-cell>
          <table:table-cell table:style-name="ce22" office:value-type="string">
            <text:p>:m RES 1*1 / free# JVEMV6 37#28_23 / 37. miscs of miscs / 28. anim.dessin / theme=肘：関節,notice=~,found=尺骨は上腕骨に収まる / N~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10]=&quot;&quot;;[.C10];CONCATENATE([.C10];&quot; / &quot;;[.E10]))" office:value-type="string" office:string-value=":m RES 1*1 / free# JVEMV6 37#28_23 / 37. miscs of miscs / 28. anim.dessin / theme=肘：関節,notice=~,found=尺骨は上腕骨に収まる / N~">
            <text:p>:m RES 1*1 / free# JVEMV6 37#28_23 / 37. miscs of miscs / 28. anim.dessin / theme=肘：関節,notice=~,found=尺骨は上腕骨に収まる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10_20-29-2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9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10_22-29-05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11_04-09-58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11_05-26-51_000.jpg</text:p>
          </table:table-cell>
          <table:table-cell table:style-name="ce22" office:value-type="string">
            <text:p>:m 東和 PHOTO / 200911f / 大師橋駅 / 須山美佳様共同住宅 / １名 / アットライフ（大東建託） / 出発時間 / N-35-35-28.39508 E-139-34-49.764404</text:p>
          </table:table-cell>
          <table:table-cell table:style-name="ce19"/>
          <table:table-cell table:style-name="ce4" table:formula="of:=[.F14]" office:value-type="string" office:string-value="N-35-35-28.39508 E-139-34-49.764404">
            <text:p>N-35-35-28.39508 E-139-34-49.764404</text:p>
          </table:table-cell>
          <table:table-cell table:style-name="ce4" office:value-type="string">
            <text:p>N-35-35-28.39508 E-139-34-49.764404</text:p>
          </table:table-cell>
          <table:table-cell table:style-name="ce39" table:formula="of:=IF([.E14]=&quot;&quot;;[.C14];CONCATENATE([.C14];&quot; / &quot;;[.E14]))" office:value-type="string" office:string-value=":m 東和 PHOTO / 200911f / 大師橋駅 / 須山美佳様共同住宅 / １名 / アットライフ（大東建託） / 出発時間 / N-35-35-28.39508 E-139-34-49.764404 / N-35-35-28.39508 E-139-34-49.764404">
            <text:p>:m 東和 PHOTO / 200911f / 大師橋駅 / 須山美佳様共同住宅 / １名 / アットライフ（大東建託） / 出発時間 / N-35-35-28.39508 E-139-34-49.764404 / N-35-35-28.39508 E-139-34-49.764404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11_14-29-24_000.jpg</text:p>
          </table:table-cell>
          <table:table-cell table:style-name="ce17" office:value-type="string">
            <text:p>:PHOTO 記録しておきたいもの / @大師橋駅、東和現場最寄り / 線路を封鎖している；工事中 / N-35-32-11.959533 E-139-44-26.656494</text:p>
          </table:table-cell>
          <table:table-cell table:style-name="ce17"/>
          <table:table-cell table:style-name="ce4" table:formula="of:=[.F15]" office:value-type="string" office:string-value="N-35-32-11.959533 E-139-44-26.656494">
            <text:p>N-35-32-11.959533 E-139-44-26.656494</text:p>
          </table:table-cell>
          <table:table-cell table:style-name="ce4" office:value-type="string">
            <text:p>N-35-32-11.959533 E-139-44-26.656494</text:p>
          </table:table-cell>
          <table:table-cell table:style-name="ce39" table:formula="of:=IF([.E15]=&quot;&quot;;[.C15];CONCATENATE([.C15];&quot; / &quot;;[.E15]))" office:value-type="string" office:string-value=":PHOTO 記録しておきたいもの / @大師橋駅、東和現場最寄り / 線路を封鎖している；工事中 / N-35-32-11.959533 E-139-44-26.656494 / N-35-32-11.959533 E-139-44-26.656494">
            <text:p>:PHOTO 記録しておきたいもの / @大師橋駅、東和現場最寄り / 線路を封鎖している；工事中 / N-35-32-11.959533 E-139-44-26.656494 / N-35-32-11.959533 E-139-44-26.656494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11_14-29-36_000.jpg</text:p>
          </table:table-cell>
          <table:table-cell table:style-name="ce17" office:value-type="string">
            <text:p>:PHOTO 記録しておきたいもの / @大師橋駅、東和現場最寄り / 線路を封鎖している；工事中 / N-35-32-11.959533 E-139-44-26.656494</text:p>
          </table:table-cell>
          <table:table-cell table:style-name="ce18"/>
          <table:table-cell table:style-name="ce4" table:formula="of:=[.F16]" office:value-type="string" office:string-value="N-35-32-11.959533 E-139-44-26.656494">
            <text:p>N-35-32-11.959533 E-139-44-26.656494</text:p>
          </table:table-cell>
          <table:table-cell table:style-name="ce4" office:value-type="string">
            <text:p>N-35-32-11.959533 E-139-44-26.656494</text:p>
          </table:table-cell>
          <table:table-cell table:style-name="ce39" table:formula="of:=IF([.E16]=&quot;&quot;;[.C16];CONCATENATE([.C16];&quot; / &quot;;[.E16]))" office:value-type="string" office:string-value=":PHOTO 記録しておきたいもの / @大師橋駅、東和現場最寄り / 線路を封鎖している；工事中 / N-35-32-11.959533 E-139-44-26.656494 / N-35-32-11.959533 E-139-44-26.656494">
            <text:p>:PHOTO 記録しておきたいもの / @大師橋駅、東和現場最寄り / 線路を封鎖している；工事中 / N-35-32-11.959533 E-139-44-26.656494 / N-35-32-11.959533 E-139-44-26.656494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11_14-29-53_000.jpg</text:p>
          </table:table-cell>
          <table:table-cell table:style-name="ce17" office:value-type="string">
            <text:p>:PHOTO 記録しておきたいもの / @大師橋駅、東和現場最寄り / 線路を封鎖している；工事中 / N-35-32-12.563781 E-139-44-26.711425</text:p>
          </table:table-cell>
          <table:table-cell table:style-name="ce19"/>
          <table:table-cell table:style-name="ce4" table:formula="of:=[.F17]" office:value-type="string" office:string-value="N-35-32-12.563781 E-139-44-26.711425">
            <text:p>N-35-32-12.563781 E-139-44-26.711425</text:p>
          </table:table-cell>
          <table:table-cell table:style-name="ce4" office:value-type="string">
            <text:p>N-35-32-12.563781 E-139-44-26.711425</text:p>
          </table:table-cell>
          <table:table-cell table:style-name="ce39" table:formula="of:=IF([.E17]=&quot;&quot;;[.C17];CONCATENATE([.C17];&quot; / &quot;;[.E17]))" office:value-type="string" office:string-value=":PHOTO 記録しておきたいもの / @大師橋駅、東和現場最寄り / 線路を封鎖している；工事中 / N-35-32-12.563781 E-139-44-26.711425 / N-35-32-12.563781 E-139-44-26.711425">
            <text:p>:PHOTO 記録しておきたいもの / @大師橋駅、東和現場最寄り / 線路を封鎖している；工事中 / N-35-32-12.563781 E-139-44-26.711425 / N-35-32-12.563781 E-139-44-26.711425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11_14-29-59_000.jpg</text:p>
          </table:table-cell>
          <table:table-cell table:style-name="ce17" office:value-type="string">
            <text:p>:PHOTO 記録しておきたいもの / @大師橋駅、東和現場最寄り / 線路を封鎖している；工事中 / N-35-32-12.563781 E-139-44-26.711425</text:p>
          </table:table-cell>
          <table:table-cell table:style-name="ce19"/>
          <table:table-cell table:style-name="ce4" table:formula="of:=[.F18]" office:value-type="string" office:string-value="N-35-32-12.563781 E-139-44-26.711425">
            <text:p>N-35-32-12.563781 E-139-44-26.711425</text:p>
          </table:table-cell>
          <table:table-cell table:style-name="ce4" office:value-type="string">
            <text:p>N-35-32-12.563781 E-139-44-26.711425</text:p>
          </table:table-cell>
          <table:table-cell table:style-name="ce39" table:formula="of:=IF([.E18]=&quot;&quot;;[.C18];CONCATENATE([.C18];&quot; / &quot;;[.E18]))" office:value-type="string" office:string-value=":PHOTO 記録しておきたいもの / @大師橋駅、東和現場最寄り / 線路を封鎖している；工事中 / N-35-32-12.563781 E-139-44-26.711425 / N-35-32-12.563781 E-139-44-26.711425">
            <text:p>:PHOTO 記録しておきたいもの / @大師橋駅、東和現場最寄り / 線路を封鎖している；工事中 / N-35-32-12.563781 E-139-44-26.711425 / N-35-32-12.563781 E-139-44-26.711425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9-11_14-30-11_000.jpg</text:p>
          </table:table-cell>
          <table:table-cell table:style-name="ce17" office:value-type="string">
            <text:p>:PHOTO 記録しておきたいもの / @大師橋駅、東和現場最寄り / 線路を封鎖している；工事中 / N-35-32-12.563781 E-139-44-26.711425</text:p>
          </table:table-cell>
          <table:table-cell table:style-name="ce17"/>
          <table:table-cell table:style-name="ce4" table:formula="of:=[.F19]" office:value-type="string" office:string-value="N-35-32-12.563781 E-139-44-26.711425">
            <text:p>N-35-32-12.563781 E-139-44-26.711425</text:p>
          </table:table-cell>
          <table:table-cell table:style-name="ce4" office:value-type="string">
            <text:p>N-35-32-12.563781 E-139-44-26.711425</text:p>
          </table:table-cell>
          <table:table-cell table:style-name="ce39" table:formula="of:=IF([.E19]=&quot;&quot;;[.C19];CONCATENATE([.C19];&quot; / &quot;;[.E19]))" office:value-type="string" office:string-value=":PHOTO 記録しておきたいもの / @大師橋駅、東和現場最寄り / 線路を封鎖している；工事中 / N-35-32-12.563781 E-139-44-26.711425 / N-35-32-12.563781 E-139-44-26.711425">
            <text:p>:PHOTO 記録しておきたいもの / @大師橋駅、東和現場最寄り / 線路を封鎖している；工事中 / N-35-32-12.563781 E-139-44-26.711425 / N-35-32-12.563781 E-139-44-26.711425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9-11_14-30-13_000.jpg</text:p>
          </table:table-cell>
          <table:table-cell table:style-name="ce17" office:value-type="string">
            <text:p>:PHOTO 記録しておきたいもの / @大師橋駅、東和現場最寄り / 線路を封鎖している；工事中 / N-35-32-12.563781 E-139-44-26.711425</text:p>
          </table:table-cell>
          <table:table-cell table:style-name="ce18"/>
          <table:table-cell table:style-name="ce4" table:formula="of:=[.F20]" office:value-type="string" office:string-value="N-35-32-12.563781 E-139-44-26.711425">
            <text:p>N-35-32-12.563781 E-139-44-26.711425</text:p>
          </table:table-cell>
          <table:table-cell table:style-name="ce4" office:value-type="string">
            <text:p>N-35-32-12.563781 E-139-44-26.711425</text:p>
          </table:table-cell>
          <table:table-cell table:style-name="ce39" table:formula="of:=IF([.E20]=&quot;&quot;;[.C20];CONCATENATE([.C20];&quot; / &quot;;[.E20]))" office:value-type="string" office:string-value=":PHOTO 記録しておきたいもの / @大師橋駅、東和現場最寄り / 線路を封鎖している；工事中 / N-35-32-12.563781 E-139-44-26.711425 / N-35-32-12.563781 E-139-44-26.711425">
            <text:p>:PHOTO 記録しておきたいもの / @大師橋駅、東和現場最寄り / 線路を封鎖している；工事中 / N-35-32-12.563781 E-139-44-26.711425 / N-35-32-12.563781 E-139-44-26.711425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9-11_16-54-31_000.jpg</text:p>
          </table:table-cell>
          <table:table-cell table:style-name="ce22" office:value-type="string">
            <text:p>:m 東和 PHOTO / 200911f / 大師橋駅 / 須山美佳様共同住宅 / １名 / アットライフ（大東建託） / 帰宅時間</text:p>
          </table:table-cell>
          <table:table-cell table:style-name="ce19"/>
          <table:table-cell table:style-name="ce4"/>
          <table:table-cell table:style-name="ce4" office:value-type="string">
            <text:p>N-35-35-28.559875 E-139-34-49.434814</text:p>
          </table:table-cell>
          <table:table-cell table:style-name="ce39" table:formula="of:=IF([.E21]=&quot;&quot;;[.C21];CONCATENATE([.C21];&quot; / &quot;;[.E21]))" office:value-type="string" office:string-value=":m 東和 PHOTO / 200911f / 大師橋駅 / 須山美佳様共同住宅 / １名 / アットライフ（大東建託） / 帰宅時間">
            <text:p>:m 東和 PHOTO / 200911f / 大師橋駅 / 須山美佳様共同住宅 / １名 / アットライフ（大東建託） / 帰宅時間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9-11_17-18-29_000.jpg</text:p>
          </table:table-cell>
          <table:table-cell table:style-name="ce8" office:value-type="string">
            <text:p>:m 食べた物　間食 / インスタントラーメン；袋入り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22]=&quot;&quot;;[.C22];CONCATENATE([.C22];&quot; / &quot;;[.E22]))" office:value-type="string" office:string-value=":m 食べた物　間食 / インスタントラーメン；袋入り">
            <text:p>:m 食べた物　間食 / インスタントラーメン；袋入り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9-11_18-19-46_000.jpg</text:p>
          </table:table-cell>
          <table:table-cell table:style-name="ce22" office:value-type="string">
            <text:p>:m 東和 PHOTO / 200911f / 大師橋駅 / 須山美佳様共同住宅 / １名 / アットライフ（大東建託） / 日報</text:p>
          </table:table-cell>
          <table:table-cell table:style-name="ce16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23]=&quot;&quot;;[.C23];CONCATENATE([.C23];&quot; / &quot;;[.E23]))" office:value-type="string" office:string-value=":m 東和 PHOTO / 200911f / 大師橋駅 / 須山美佳様共同住宅 / １名 / アットライフ（大東建託） / 日報">
            <text:p>:m 東和 PHOTO / 200911f / 大師橋駅 / 須山美佳様共同住宅 / １名 / アットライフ（大東建託） / 日報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09-11_20-59-05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42272 E-139-34-49.160156</text:p>
          </table:table-cell>
          <table:table-cell table:style-name="ce39" table:formula="of:=IF([.E24]=&quot;&quot;;[.C24];CONCATENATE([.C24];&quot; / &quot;;[.E24]))" office:value-type="string" office:string-value=":m 食べた物">
            <text:p>:m 食べた物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09-11_23-42-15_000.jpg</text:p>
          </table:table-cell>
          <table:table-cell table:style-name="ce22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25]=&quot;&quot;;[.C25];CONCATENATE([.C25];&quot; / &quot;;[.E25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09-11_23-48-55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26]=&quot;&quot;;[.C26];CONCATENATE([.C26];&quot; / &quot;;[.E26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09-11_23-54-32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27]=&quot;&quot;;[.C27];CONCATENATE([.C27];&quot; / &quot;;[.E27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09-12_00-01-28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28]=&quot;&quot;;[.C28];CONCATENATE([.C28];&quot; / &quot;;[.E28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09-12_00-06-57_000.jpg</text:p>
          </table:table-cell>
          <table:table-cell table:style-name="ce8" office:value-type="string">
            <text:p>:m 記録 / お酒</text:p>
          </table:table-cell>
          <table:table-cell table:style-name="ce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29]=&quot;&quot;;[.C29];CONCATENATE([.C29];&quot; / &quot;;[.E29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09-12_00-13-38_000.jpg</text:p>
          </table:table-cell>
          <table:table-cell table:style-name="ce8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9" table:formula="of:=IF([.E30]=&quot;&quot;;[.C30];CONCATENATE([.C30];&quot; / &quot;;[.E30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0-09-12_00-30-02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42272 E-139-34-49.215087</text:p>
          </table:table-cell>
          <table:table-cell table:style-name="ce39" table:formula="of:=IF([.E31]=&quot;&quot;;[.C31];CONCATENATE([.C31];&quot; / &quot;;[.E31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0-09-12_01-33-19_000.jpg</text:p>
          </table:table-cell>
          <table:table-cell table:style-name="ce18" office:value-type="string">
            <text:p>:m :PHOTO 寝た時刻 / 2020 / オナニー 1:40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32]=&quot;&quot;;[.C32];CONCATENATE([.C32];&quot; / &quot;;[.E32]))" office:value-type="string" office:string-value=":m :PHOTO 寝た時刻 / 2020 / オナニー 1:40">
            <text:p>:m :PHOTO 寝た時刻 / 2020 / オナニー 1:4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0-09-12_07-16-06_000.jpg</text:p>
          </table:table-cell>
          <table:table-cell table:style-name="ce19" office:value-type="string">
            <text:p>:m :PHOTO 起きた時刻 / 2020</text:p>
          </table:table-cell>
          <table:table-cell table:style-name="ce4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9" table:formula="of:=IF([.E33]=&quot;&quot;;[.C33];CONCATENATE([.C33];&quot; / &quot;;[.E33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0-09-12_07-18-30_000.jpg</text:p>
          </table:table-cell>
          <table:table-cell table:style-name="ce8" office:value-type="string">
            <text:p>:PHOTO 記録用 / @自宅；東側；洗面所から見える；東の犬走り / 自然観察 / 花；茎が折れている / target=一番右側の花序</text:p>
          </table:table-cell>
          <table:table-cell table:style-name="ce4"/>
          <table:table-cell table:style-name="ce4"/>
          <table:table-cell table:style-name="ce4" office:value-type="string">
            <text:p>N-35-35-28.738403 E-139-34-49.654541</text:p>
          </table:table-cell>
          <table:table-cell table:style-name="ce39" table:formula="of:=IF([.E34]=&quot;&quot;;[.C34];CONCATENATE([.C34];&quot; / &quot;;[.E34]))" office:value-type="string" office:string-value=":PHOTO 記録用 / @自宅；東側；洗面所から見える；東の犬走り / 自然観察 / 花；茎が折れている / target=一番右側の花序">
            <text:p>:PHOTO 記録用 / @自宅；東側；洗面所から見える；東の犬走り / 自然観察 / 花；茎が折れている / target=一番右側の花序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10_14-36-16_000.mp4</text:p>
          </table:table-cell>
          <table:table-cell table:style-name="ce8" office:value-type="string">
            <text:p>:VIDEO / @自室 / 記録 / knoten / 実演,perform / n-2020-0910-1 / knot=巻き結び,for=how-to-tie,ref=mm:4.1.1</text:p>
          </table:table-cell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string" office:string-value=":VIDEO / @自室 / 記録 / knoten / 実演,perform / n-2020-0910-1 / knot=巻き結び,for=how-to-tie,ref=mm:4.1.1">
            <text:p>:VIDEO / @自室 / 記録 / knoten / 実演,perform / n-2020-0910-1 / knot=巻き結び,for=how-to-tie,ref=mm:4.1.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0_15-22-04_000.mp4</text:p>
          </table:table-cell>
          <table:table-cell table:style-name="ce8" office:value-type="string">
            <text:p>:VIDEO / @自室 / 記録 / knoten / 実演,perform / n-2020-0910-2 / knot=漁師結び,for=how-to-tie;how-to-untie</text:p>
          </table:table-cell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string" office:string-value=":VIDEO / @自室 / 記録 / knoten / 実演,perform / n-2020-0910-2 / knot=漁師結び,for=how-to-tie;how-to-untie">
            <text:p>:VIDEO / @自室 / 記録 / knoten / 実演,perform / n-2020-0910-2 / knot=漁師結び,for=how-to-tie;how-to-unti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0_21-41-10_000.mid</text:p>
          </table:table-cell>
          <table:table-cell table:style-name="ce8" office:value-type="string">
            <text:p>:in-mid / app=perfect-piano / 演奏、play / id-2020-0910-1 / category=melody,inst=piano</text:p>
          </table:table-cell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string" office:string-value=":in-mid / app=perfect-piano / 演奏、play / id-2020-0910-1 / category=melody,inst=piano">
            <text:p>:in-mid / app=perfect-piano / 演奏、play / id-2020-0910-1 / category=melody,inst=piano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1_15-32-59_000.mid</text:p>
          </table:table-cell>
          <table:table-cell table:style-name="ce8" office:value-type="string">
            <text:p>:in-mid / app=perfect-piano / 演奏、play / id-2020-0911-1 / category=melody,inst=piano</text:p>
          </table:table-cell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string" office:string-value=":in-mid / app=perfect-piano / 演奏、play / id-2020-0911-1 / category=melody,inst=piano">
            <text:p>:in-mid / app=perfect-piano / 演奏、play / id-2020-0911-1 / category=melody,inst=piano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1_15-35-12_000.mid</text:p>
          </table:table-cell>
          <table:table-cell table:style-name="ce8" office:value-type="string">
            <text:p>:in-mid / app=perfect-piano / 演奏、play / id-2020-0911-2 / category=melody,inst=piano</text:p>
          </table:table-cell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string" office:string-value=":in-mid / app=perfect-piano / 演奏、play / id-2020-0911-2 / category=melody,inst=piano">
            <text:p>:in-mid / app=perfect-piano / 演奏、play / id-2020-0911-2 / category=melody,inst=piano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11_19-13-36_000.mid</text:p>
          </table:table-cell>
          <table:table-cell table:style-name="ce8" office:value-type="string">
            <text:p>:in-mid / app=perfect-piano / 演奏、play / id-2020-0911-3 / category=melody,inst=flute,genre=polish-tune</text:p>
          </table:table-cell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string" office:string-value=":in-mid / app=perfect-piano / 演奏、play / id-2020-0911-3 / category=melody,inst=flute,genre=polish-tune">
            <text:p>:in-mid / app=perfect-piano / 演奏、play / id-2020-0911-3 / category=melody,inst=flute,genre=polish-tun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11_23-07-33_000.m4a</text:p>
          </table:table-cell>
          <table:table-cell table:style-name="ce8" office:value-type="string">
            <text:p>-*</text:p>
          </table:table-cell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1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2">2020/09/12</text:date>, <text:time>09:01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12T09:01:43.13</dc:date>
    <dc:creator>iwabuchi ken</dc:creator>
    <meta:editing-duration>P25DT8H31M8S</meta:editing-duration>
    <meta:editing-cycles>9610</meta:editing-cycles>
    <meta:document-statistic meta:table-count="1" meta:cell-count="526" meta:object-count="0"/>
  </office:meta>
</office:document-meta>
</file>